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áblázat1" style:family="table">
      <style:table-properties style:width="16.383cm" fo:margin-left="-0.381cm" fo:margin-top="0cm" fo:margin-bottom="0cm" table:align="left"/>
    </style:style>
    <style:style style:name="Táblázat1.A" style:family="table-column">
      <style:table-column-properties style:column-width="5.96cm"/>
    </style:style>
    <style:style style:name="Táblázat1.B" style:family="table-column">
      <style:table-column-properties style:column-width="10.421cm"/>
    </style:style>
    <style:style style:name="Táblázat1.1" style:family="table-row">
      <style:table-row-properties style:keep-together="true" fo:keep-together="auto"/>
    </style:style>
    <style:style style:name="Táblázat1.A1" style:family="table-cell">
      <style:table-cell-properties fo:padding-left="0.191cm" fo:padding-right="0.191cm" fo:padding-top="0cm" fo:padding-bottom="0cm" fo:border="none"/>
    </style:style>
    <style:style style:name="Táblázat2" style:family="table">
      <style:table-properties style:width="16.383cm" fo:margin-left="-0.381cm" fo:margin-top="0cm" fo:margin-bottom="0cm" table:align="left"/>
    </style:style>
    <style:style style:name="Táblázat2.A" style:family="table-column">
      <style:table-column-properties style:column-width="7.579cm"/>
    </style:style>
    <style:style style:name="Táblázat2.B" style:family="table-column">
      <style:table-column-properties style:column-width="8.802cm"/>
    </style:style>
    <style:style style:name="Táblázat2.1" style:family="table-row">
      <style:table-row-properties style:keep-together="true" fo:keep-together="auto"/>
    </style:style>
    <style:style style:name="Táblázat2.A1" style:family="table-cell">
      <style:table-cell-properties fo:padding-left="0.191cm" fo:padding-right="0.191cm" fo:padding-top="0cm" fo:padding-bottom="0cm" fo:border="none"/>
    </style:style>
    <style:style style:name="Táblázat3" style:family="table">
      <style:table-properties style:width="15.901cm" fo:margin-left="-0.303cm" fo:margin-right="0.404cm" fo:margin-top="0cm" fo:margin-bottom="0cm" table:align="margins"/>
    </style:style>
    <style:style style:name="Táblázat3.A" style:family="table-column">
      <style:table-column-properties style:column-width="10.16cm" style:rel-column-width="5760*"/>
    </style:style>
    <style:style style:name="Táblázat3.B" style:family="table-column">
      <style:table-column-properties style:column-width="5.741cm" style:rel-column-width="3255*"/>
    </style:style>
    <style:style style:name="Táblázat3.1" style:family="table-row">
      <style:table-row-properties style:keep-together="true" fo:keep-together="auto"/>
    </style:style>
    <style:style style:name="Táblázat3.A1" style:family="table-cell">
      <style:table-cell-properties fo:padding-left="0.191cm" fo:padding-right="0.191cm" fo:padding-top="0cm" fo:padding-bottom="0cm" fo:border="0.018cm solid #000001"/>
    </style:style>
    <style:style style:name="Táblázat3.B3" style:family="table-cell" style:data-style-name="N84">
      <style:table-cell-properties fo:padding-left="0.191cm" fo:padding-right="0.191cm" fo:padding-top="0cm" fo:padding-bottom="0cm" fo:border="0.018cm solid #000001"/>
    </style:style>
    <style:style style:name="Táblázat4" style:family="table">
      <style:table-properties style:width="16.249cm" fo:margin-left="-0.381cm" fo:margin-top="0cm" fo:margin-bottom="0cm" table:align="left"/>
    </style:style>
    <style:style style:name="Táblázat4.A" style:family="table-column">
      <style:table-column-properties style:column-width="8.123cm"/>
    </style:style>
    <style:style style:name="Táblázat4.B" style:family="table-column">
      <style:table-column-properties style:column-width="8.124cm"/>
    </style:style>
    <style:style style:name="Táblázat4.1" style:family="table-row">
      <style:table-row-properties style:keep-together="true" fo:keep-together="auto"/>
    </style:style>
    <style:style style:name="Táblázat4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.423cm" fo:line-height="100%" fo:text-align="justify" style:justify-single-word="false">
        <style:tab-stops>
          <style:tab-stop style:position="1.501cm"/>
          <style:tab-stop style:position="1.752cm"/>
        </style:tab-stops>
      </style:paragraph-properties>
    </style:style>
    <style:style style:name="P2" style:family="paragraph" style:parent-style-name="Standard">
      <style:paragraph-properties fo:margin-top="0cm" fo:margin-bottom="0.423cm" fo:line-height="100%" fo:text-align="justify" style:justify-single-word="false">
        <style:tab-stops>
          <style:tab-stop style:position="1.501cm"/>
          <style:tab-stop style:position="1.752cm"/>
        </style:tab-stops>
      </style:paragraph-properties>
    </style:style>
    <style:style style:name="P3" style:family="paragraph" style:parent-style-name="Standard" style:master-page-name="First_20_Page">
      <style:paragraph-properties fo:margin-top="0cm" fo:margin-bottom="0.423cm" fo:line-height="100%" fo:text-align="justify" style:justify-single-word="false" style:page-number="auto">
        <style:tab-stops>
          <style:tab-stop style:position="1.501cm"/>
          <style:tab-stop style:position="1.752cm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.423cm" fo:line-height="100%" fo:text-align="justify" style:justify-single-word="false" fo:text-indent="0cm" style:auto-text-indent="false">
        <style:tab-stops>
          <style:tab-stop style:position="1.501cm"/>
          <style:tab-stop style:position="1.752cm"/>
        </style:tab-stops>
      </style:paragraph-properties>
    </style:style>
    <style:style style:name="P5" style:family="paragraph" style:parent-style-name="Standard" style:list-style-name="WWNum1">
      <style:paragraph-properties fo:margin-left="0cm" fo:margin-right="0cm" fo:margin-top="0cm" fo:margin-bottom="0.423cm" fo:line-height="100%" fo:text-align="justify" style:justify-single-word="false" fo:text-indent="0cm" style:auto-text-indent="false">
        <style:tab-stops>
          <style:tab-stop style:position="1.501cm"/>
          <style:tab-stop style:position="1.752cm"/>
        </style:tab-stops>
      </style:paragraph-properties>
    </style:style>
    <style:style style:name="P6" style:family="paragraph" style:parent-style-name="Standard" style:list-style-name="WWNum1">
      <style:paragraph-properties fo:margin-left="0cm" fo:margin-right="0cm" fo:margin-top="0cm" fo:margin-bottom="0.423cm" fo:line-height="100%" fo:text-align="justify" style:justify-single-word="false" fo:text-indent="0cm" style:auto-text-indent="false">
        <style:tab-stops>
          <style:tab-stop style:position="1.501cm"/>
          <style:tab-stop style:position="1.752cm"/>
        </style:tab-stops>
      </style:paragraph-properties>
    </style:style>
    <style:style style:name="P7" style:family="paragraph" style:parent-style-name="Standard">
      <style:paragraph-properties fo:margin-left="0cm" fo:margin-right="-0.254cm" fo:margin-top="0cm" fo:margin-bottom="0.423cm" fo:line-height="100%" fo:text-align="justify" style:justify-single-word="false" fo:text-indent="0cm" style:auto-text-indent="false">
        <style:tab-stops>
          <style:tab-stop style:position="1.501cm"/>
          <style:tab-stop style:position="1.752cm"/>
        </style:tab-stops>
      </style:paragraph-properties>
    </style:style>
    <style:style style:name="P8" style:family="paragraph" style:parent-style-name="Standard" style:list-style-name="WWNum2">
      <style:paragraph-properties fo:margin-left="0cm" fo:margin-right="-0.254cm" fo:margin-top="0cm" fo:margin-bottom="0.423cm" fo:line-height="100%" fo:text-align="justify" style:justify-single-word="false" fo:text-indent="0cm" style:auto-text-indent="false">
        <style:tab-stops>
          <style:tab-stop style:position="1.501cm"/>
          <style:tab-stop style:position="1.752cm"/>
        </style:tab-stops>
      </style:paragraph-properties>
    </style:style>
    <style:style style:name="P9" style:family="paragraph" style:parent-style-name="Standard">
      <style:paragraph-properties fo:margin-top="0cm" fo:margin-bottom="0cm" fo:line-height="100%" fo:text-align="end" style:justify-single-word="false"/>
    </style:style>
    <style:style style:name="P10" style:family="paragraph" style:parent-style-name="Standard">
      <style:paragraph-properties fo:margin-top="1.249cm" fo:margin-bottom="0cm" fo:line-height="100%" fo:text-align="end" style:justify-single-word="false"/>
    </style:style>
    <style:style style:name="P11" style:family="paragraph" style:parent-style-name="Standard">
      <style:paragraph-properties fo:margin-left="0cm" fo:margin-right="0.635cm" fo:margin-top="0cm" fo:margin-bottom="1.249cm" fo:line-height="100%" fo:text-indent="0cm" style:auto-text-indent="false"/>
    </style:style>
    <style:style style:name="T1" style:family="text">
      <style:text-properties style:text-position="0% 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T5" style:family="text">
      <style:text-properties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6" style:family="text">
      <style:text-properties fo:color="#000000" style:text-position="0% 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7" style:family="text">
      <style:text-properties fo:color="#000000" style:text-position="0% 100%" style:font-name="Times New Roman" fo:font-size="12pt" fo:font-weight="bold" fo:background-color="#ffff00" style:font-name-asian="Times New Roman1" style:font-size-asian="12pt" style:font-weight-asian="bold" style:font-name-complex="Times New Roman1" style:font-size-complex="12pt"/>
    </style:style>
    <style:style style:name="T8" style:family="text">
      <style:text-properties fo:color="#000000"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T9" style:family="text">
      <style:text-properties fo:color="#000000" style:text-position="0% 100%" style:font-name="Times New Roman" fo:font-size="24pt" fo:font-weight="normal" fo:background-color="#ffff00" style:font-name-asian="Times New Roman1" style:font-size-asian="24pt" style:font-weight-asian="normal" style:font-name-complex="Times New Roman1" style:font-size-complex="24pt"/>
    </style:style>
    <style:style style:name="T10" style:family="text">
      <style:text-properties fo:color="#000000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T11" style:family="text">
      <style:text-properties fo:color="#ff0000"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T12" style:family="text">
      <style:text-properties fo:font-variant="small-caps" style:text-position="0% 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3" style:family="text">
      <style:text-properties fo:font-variant="normal" fo:text-transform="none" style:font-name="Times New Roman" fo:font-size="12pt" style:font-name-asian="Times New Roman1" style:font-size-asian="12pt" style:font-name-complex="Times New Roman1" style:font-size-complex="12pt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VÁLLALKOZÁSI SZERZŐDÉS</text:span></text:p>
      <text:p text:style-name="P1"/>
      <text:p text:style-name="P1"><text:span text:style-name="T2">amely létrejött egyrészről a </text:span></text:p>
      <text:p text:style-name="P1">ÚJ MAGYAROR KÖZTÁRSASÁG</text:p>
      <text:p text:style-name="P1">egyesület</text:p>
      <text:p text:style-name="P1">cím: …................................................................................................</text:p>
      <text:p text:style-name="P1"/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1"/>
          </table:table-cell>
          <table:table-cell table:style-name="Táblázat1.A1" office:value-type="string">
            <text:p text:style-name="P1"/>
          </table:table-cell>
        </table:table-row>
        <table:table-row table:style-name="Táblázat1.1">
          <table:table-cell table:style-name="Táblázat1.A1" office:value-type="string">
            <text:p text:style-name="P1"><text:span text:style-name="T6">Képviseletében:</text:span><text:span text:style-name="T8"> <text:tab/><text:tab/></text:span></text:p>
            <text:p text:style-name="P1"><text:span text:style-name="T6">…........................................</text:span></text:p>
            <text:p text:style-name="P1"><text:span text:style-name="T2"><text:s/></text:span></text:p>
          </table:table-cell>
          <table:table-cell table:style-name="Táblázat1.A1" office:value-type="string">
            <text:p text:style-name="P1"/>
          </table:table-cell>
        </table:table-row>
      </table:table>
      <text:p text:style-name="P1"/>
      <text:p text:style-name="P1"><text:span text:style-name="T2">továbbiakban: </text:span><text:span text:style-name="T1">Megrendelő</text:span><text:span text:style-name="T2">, másrészről az</text:span></text:p>
      <text:p text:style-name="P1"/>
      <text:p text:style-name="P1"><text:span text:style-name="T6">RoBIT számítástechnikai Bt.</text:span></text:p>
      <table:table table:name="Táblázat2" table:style-name="Táblázat2">
        <table:table-column table:style-name="Táblázat2.A"/>
        <table:table-column table:style-name="Táblázat2.B"/>
        <table:table-row table:style-name="Táblázat2.1">
          <table:table-cell table:style-name="Táblázat2.A1" office:value-type="string">
            <text:p text:style-name="P1">1036 Budapest, Pacsirtamező u 61. I/4</text:p>
            <text:p text:style-name="P1">Adószám:28190815-1-41</text:p>
            <text:p text:style-name="P1"/>
          </table:table-cell>
          <table:table-cell table:style-name="Táblázat2.A1" office:value-type="string">
            <text:p text:style-name="P1"/>
          </table:table-cell>
        </table:table-row>
        <table:table-row table:style-name="Táblázat2.1">
          <table:table-cell table:style-name="Táblázat2.A1" office:value-type="string">
            <text:p text:style-name="P1"><text:span text:style-name="T6">Képviseletében:Fogler Tibor</text:span></text:p>
            <text:p text:style-name="P1"><text:span text:style-name="T2"><text:s/></text:span></text:p>
          </table:table-cell>
          <table:table-cell table:style-name="Táblázat2.A1" office:value-type="string">
            <text:p text:style-name="P1"/>
          </table:table-cell>
        </table:table-row>
      </table:table>
      <text:p text:style-name="P1"/>
      <text:p text:style-name="P1"><text:span text:style-name="T2">továbbiakban: </text:span><text:span text:style-name="T1">Vállalkozó </text:span><text:span text:style-name="T2">(együttesen továbbiakban: </text:span><text:span text:style-name="T1">Felek</text:span><text:span text:style-name="T2">)</text:span><text:span text:style-name="T1"> </text:span><text:span text:style-name="T2">között a jelen okiratban foglalt feltételekkel:</text:span></text:p>
      <text:p text:style-name="P1"/>
      <text:p text:style-name="P1"/>
      <text:p text:style-name="P1"/>
      <text:p text:style-name="P1"><text:soft-page-break/></text:p>
      <text:list xml:id="list793080862355978334" text:style-name="WWNum1">
        <text:list-item>
          <text:p text:style-name="P5"><text:span text:style-name="T1">A SZERZŐDÉS TÁRGYA</text:span></text:p>
        </text:list-item>
      </text:list>
      <text:p text:style-name="P1"/>
      <text:list xml:id="list6091560872171566179" text:style-name="WWNum2">
        <text:list-item>
          <text:list>
            <text:list-item>
              <text:p text:style-name="P8"><text:span text:style-name="T8"><text:s/>Szerződő Felek vállalkozási szerződést kötnek a Megbízó – …........hu webcímen szolgáltatott – weboldalának létrehozására, és eseti továbbfejlesztésére. </text:span></text:p>
            </text:list-item>
            <text:list-item>
              <text:p text:style-name="P8"><text:span text:style-name="T8">A vállalkozási szerződés keretében megvalósuló technológiai fejlesztés nyílt forráskódú szoftverekre alapul. Joomla (</text:span><text:a xlink:type="simple" xlink:href="http://www.joomla.org" text:style-name="Internet_20_link" text:visited-style-name="Visited_20_Internet_20_Link">www.joomla.org</text:a><text:span text:style-name="T8">) nemzetközi és a hazai kiegészítő, likvid demokrácia modellt megvalósító alkalmazás (www.li-de.tk) módosított, testreszabott változatát tartalmazza egyedi designnal és hozzá programozott kiegészítőkkel. Az oldal magyar nyelven kommunikál és implementálja az ADA regisztrációt (hitelesítési folyamat) a részletesen megadott szempontoknak megfelelően</text:span><text:span text:style-name="T3">.</text:span></text:p>
            </text:list-item>
            <text:list-item>
              <text:p text:style-name="P8"><text:span text:style-name="T8">Ennek fejében a Megbízó a Felek által kölcsönösen elfogadott és rögzített vállalkozási díjat fizet a Vállalkozónak a jelen szerződés által részletezett módon és mértékben. </text:span></text:p>
            </text:list-item>
          </text:list>
        </text:list-item>
      </text:list>
      <text:p text:style-name="P7"/>
      <text:list xml:id="list27705832" text:continue-list="list793080862355978334" text:style-name="WWNum1">
        <text:list-item>
          <text:p text:style-name="P5"><text:span text:style-name="T1">FELEK JOGAI ÉS KÖTELEZETTSÉGEI</text:span></text:p>
        </text:list-item>
      </text:list>
      <text:p text:style-name="P1"/>
      <text:list xml:id="list27713040" text:continue-numbering="true" text:style-name="WWNum1">
        <text:list-item>
          <text:list>
            <text:list-item>
              <text:p text:style-name="P5"><text:span text:style-name="T2">A Vállalkozó vállalja, hogy a jelen szerződés alapján a MELLÉKLETBEN <text:s/>rögzített részletes funkcionalitás alapján specifikált fejlesztési feladatokat végrehajtja és elvégzi az esetlegesen előforduló hibák kijavítását.</text:span></text:p>
            </text:list-item>
            <text:list-item>
              <text:p text:style-name="P5"><text:span text:style-name="T2">A Vállalkozó kijelenti, hogy a Megrendelő jogosult a fejlesztés eredményeként létrejött szellemi terméket korlátozás nélkül használni, tovább adni, terjeszteni, forgalmazni, módosítani, fejleszteni. Azzal a megkötéssel, hogy az így átalakított, tovább adott <text:s/>szellemi termék továbbra is csak GNU/GPL licenszű lehet.</text:span></text:p>
            </text:list-item>
            <text:list-item>
              <text:p text:style-name="P5"><text:span text:style-name="T2">Megrendelő a </text:span><text:span text:style-name="T8">fejlesztésekkel</text:span><text:span text:style-name="T2">, mint sajátjával rendelkezik, azt jogosult a saját neve alatt, mint saját fejlesztést feltüntetni. Emellett engedélyezi Vállalkozónak, hogy a jelen szerződés tárgyát képező munka eredményét és a közöttük lévő szerződéses viszony tényét Vállalkozó referenciaként felhasználhassa.</text:span></text:p>
            </text:list-item>
            <text:list-item>
              <text:p text:style-name="P5"><text:span text:style-name="T11"><text:s/></text:span><text:span text:style-name="T2">A Vállalkozó jogosult - a saját költségére - a Megrendelő által adott szakmai feladathoz speciális szaktudást igénylő részmunka esetén külső szakmai segítséget igénybe venni alvállalkozói szerződéssel. Az alvállalkozó munkájának színvonaláért és díjazásáért a Vállalkozó saját üzleti körében felel.</text:span></text:p>
            </text:list-item>
            <text:list-item>
              <text:p text:style-name="P5"><text:span text:style-name="T2">A Megrendelő köteles személyes kapcsolattartót kijelölni a Vállalkozó számára, aki a Megrendelő igényeit szakszerűen és pontosan tudja közvetíteni. </text:span></text:p>
            </text:list-item>
          </text:list>
        </text:list-item>
      </text:list>
      <text:p text:style-name="P1"/>
      <text:p text:style-name="P1"/>
      <text:p text:style-name="P1"><text:soft-page-break/></text:p>
      <text:list xml:id="list27698478" text:continue-numbering="true" text:style-name="WWNum1">
        <text:list-item>
          <text:p text:style-name="P5"><text:span text:style-name="T1">VÁLLALKOZÓI DÍJAZÁS, MÉRFÖLDKÖVEK ÉS TELJESÍTÉS</text:span></text:p>
        </text:list-item>
      </text:list>
      <text:p text:style-name="P1"/>
      <text:list xml:id="list27689989" text:continue-numbering="true" text:style-name="WWNum1">
        <text:list-item>
          <text:list>
            <text:list-item>
              <text:p text:style-name="P5"><text:span text:style-name="T2">A Megrendelő a jelen szerződés szerinti teljesítés esetén az alábbi vállalkozási díjszabás alapján fizet a Vállalkozónak: 700.000 Ft (áfa mentes) </text:span></text:p>
            </text:list-item>
            <text:list-item>
              <text:p text:style-name="P5"><text:span text:style-name="T2">A vállalkozói díj a vállalkozó munkadíja.A kifejlesztett szoftver GNU/GPL licenc alatti szabadszoftver.</text:span></text:p>
            </text:list-item>
            <text:list-item>
              <text:p text:style-name="P5"><text:span text:style-name="T2">Felek az alábbi mérföldköveket határozzák meg:</text:span></text:p>
            </text:list-item>
          </text:list>
        </text:list-item>
      </text:list>
      <table:table table:name="Táblázat3" table:style-name="Táblázat3">
        <table:table-column table:style-name="Táblázat3.A"/>
        <table:table-column table:style-name="Táblázat3.B"/>
        <table:table-row table:style-name="Táblázat3.1">
          <table:table-cell table:style-name="Táblázat3.A1" office:value-type="string">
            <text:p text:style-name="P1"><text:span text:style-name="T2">Mérföldkövek</text:span></text:p>
          </table:table-cell>
          <table:table-cell table:style-name="Táblázat3.A1" office:value-type="string">
            <text:p text:style-name="P1"><text:span text:style-name="T2">dátum</text:span></text:p>
          </table:table-cell>
        </table:table-row>
        <table:table-row table:style-name="Táblázat3.1">
          <table:table-cell table:style-name="Táblázat3.A1" office:value-type="string">
            <text:p text:style-name="P1"><text:span text:style-name="T2">Projekt indulása</text:span></text:p>
          </table:table-cell>
          <table:table-cell table:style-name="Táblázat3.A1" office:value-type="string">
            <text:p text:style-name="P1"><text:span text:style-name="T2">Szerződés aláírásának időpontja</text:span></text:p>
          </table:table-cell>
        </table:table-row>
        <table:table-row table:style-name="Táblázat3.1">
          <table:table-cell table:style-name="Táblázat3.A1" office:value-type="string">
            <text:p text:style-name="P1"><text:span text:style-name="T2">Alpha teszt verzió, design nélkül, Domain név, </text:span></text:p>
          </table:table-cell>
          <table:table-cell table:style-name="Táblázat3.B3" office:value-type="date" office:date-value="2015-02-05">
            <text:p text:style-name="P1"><text:span text:style-name="T2">2015-02-05</text:span></text:p>
          </table:table-cell>
        </table:table-row>
        <table:table-row table:style-name="Táblázat3.1">
          <table:table-cell table:style-name="Táblázat3.A1" office:value-type="string">
            <text:p text:style-name="P1"><text:span text:style-name="T2">Design véglegesedik</text:span></text:p>
          </table:table-cell>
          <table:table-cell table:style-name="Táblázat3.B3" office:value-type="date" office:date-value="2016-02-15">
            <text:p text:style-name="P1"><text:span text:style-name="T2">2016-02-15</text:span></text:p>
          </table:table-cell>
        </table:table-row>
        <table:table-row table:style-name="Táblázat3.1">
          <table:table-cell table:style-name="Táblázat3.A1" office:value-type="string">
            <text:p text:style-name="P1"><text:span text:style-name="T2">ADA integráció</text:span></text:p>
          </table:table-cell>
          <table:table-cell table:style-name="Táblázat3.B3" office:value-type="date" office:date-value="2016-02-15">
            <text:p text:style-name="P1"><text:span text:style-name="T2">2016-02-15</text:span></text:p>
          </table:table-cell>
        </table:table-row>
        <table:table-row table:style-name="Táblázat3.1">
          <table:table-cell table:style-name="Táblázat3.A1" office:value-type="string">
            <text:p text:style-name="P1"><text:span text:style-name="T2">Alpha verzió tesztelése</text:span></text:p>
          </table:table-cell>
          <table:table-cell table:style-name="Táblázat3.B3" office:value-type="date" office:date-value="2016-02-25">
            <text:p text:style-name="P1"><text:span text:style-name="T2">2016-02-25</text:span></text:p>
          </table:table-cell>
        </table:table-row>
        <table:table-row table:style-name="Táblázat3.1">
          <table:table-cell table:style-name="Táblázat3.A1" office:value-type="string">
            <text:p text:style-name="P1"><text:span text:style-name="T2">Alpha verzió elindul</text:span></text:p>
          </table:table-cell>
          <table:table-cell table:style-name="Táblázat3.B3" office:value-type="date" office:date-value="2016-02-28">
            <text:p text:style-name="P1"><text:span text:style-name="T2">2016-02-28</text:span></text:p>
          </table:table-cell>
        </table:table-row>
        <table:table-row table:style-name="Táblázat3.1">
          <table:table-cell table:style-name="Táblázat3.A1" office:value-type="string">
            <text:p text:style-name="P1"><text:span text:style-name="T2">Béta <text:s/>verzió specifikációjának pontosítása</text:span></text:p>
          </table:table-cell>
          <table:table-cell table:style-name="Táblázat3.B3" office:value-type="date" office:date-value="2016-03-05">
            <text:p text:style-name="P1"><text:span text:style-name="T2">2016-03-05</text:span></text:p>
          </table:table-cell>
        </table:table-row>
        <table:table-row table:style-name="Táblázat3.1">
          <table:table-cell table:style-name="Táblázat3.A1" office:value-type="string">
            <text:p text:style-name="P1"><text:span text:style-name="T2">Béta verzió fejlesztése elindul</text:span></text:p>
          </table:table-cell>
          <table:table-cell table:style-name="Táblázat3.B3" office:value-type="date" office:date-value="2016-03-06">
            <text:p text:style-name="P1"><text:span text:style-name="T2">2016-03-06</text:span></text:p>
          </table:table-cell>
        </table:table-row>
        <table:table-row table:style-name="Táblázat3.1">
          <table:table-cell table:style-name="Táblázat3.A1" office:value-type="string">
            <text:p text:style-name="P1"><text:span text:style-name="T2">Béta verzió tesztelése</text:span></text:p>
          </table:table-cell>
          <table:table-cell table:style-name="Táblázat3.B3" office:value-type="date" office:date-value="2016-03-16">
            <text:p text:style-name="P1"><text:span text:style-name="T2">2016-03-16</text:span></text:p>
          </table:table-cell>
        </table:table-row>
        <table:table-row table:style-name="Táblázat3.1">
          <table:table-cell table:style-name="Táblázat3.A1" office:value-type="string">
            <text:p text:style-name="P1"><text:span text:style-name="T2">Béta verzió indulása</text:span></text:p>
          </table:table-cell>
          <table:table-cell table:style-name="Táblázat3.B3" office:value-type="date" office:date-value="2016-03-20">
            <text:p text:style-name="P1"><text:span text:style-name="T2">2016-03-20</text:span></text:p>
          </table:table-cell>
        </table:table-row>
      </table:table>
      <text:p text:style-name="P1"/>
      <text:list xml:id="list27686433" text:continue-numbering="true" text:style-name="WWNum1">
        <text:list-item>
          <text:list>
            <text:list-item>
              <text:p text:style-name="P5"><text:span text:style-name="T2">Vállalkozó köteles a Megrendelőnek a kialakított specifikáció alapján elkészült fejlesztéseket/hibajavításokat az egyes feladatokra meghatározott elkészülési időre átadni.</text:span></text:p>
            </text:list-item>
            <text:list-item>
              <text:p text:style-name="P5"><text:span text:style-name="T2"><text:s/>Megrendelő köteles a fejlesztéséket/hibajavításokat átvenni és legkésőbb a következő mérföldkőig a változtatási- és javítási igényeit írásban jelezni a Vállalkozónak. A Vállalkozó köteles a változtatásokat és javítási feladatokat haladéktalanul elvégezni, és a javításokat a Megrendelőnek mihamarabb átadni. </text:span></text:p>
            </text:list-item>
            <text:list-item>
              <text:p text:style-name="P5"><text:span text:style-name="T2">A végső változtatások átadásával a Felek teljesítési igazolást állítanak ki, mely a Vállalkozói díj kifizetésének alapját képezi. </text:span></text:p>
            </text:list-item>
            <text:list-item>
              <text:p text:style-name="P5"><text:soft-page-break/><text:span text:style-name="T2">Ha a teljesítés a Vállalkozónak felróható okból késik, úgy a Vállalkozó köteles </text:span><text:span text:style-name="T3">engedményt adni a vállalkozói díjból</text:span><text:span text:style-name="T2">. Az engedmény mértéke késedelmes hetenként a teljes vállalkozói díj 5%-a de összességében nem lehet több, mint a teljes vállalkozói díj 50 %-a.</text:span></text:p>
            </text:list-item>
            <text:list-item>
              <text:p text:style-name="P5"><text:span text:style-name="T3">Felek rögzítik, hogy a határidőre történő teljesítés mindannyiuk érdeke, ezért Megrendelő a Vállalkozó döntést igénylő kérdéseire 24 órán belül válaszol. Ha a Megrendelő a válaszadással késedelembe esik, a válaszadási határidő lejárta után adott válasz minden megkezdett 24 órája 1 nappal meghosszabbítja a teljesítés véghatáridejét. Az ebből eredő hosszabbítások nem róhatók fel a Vállalkozónak és nem keletkeztetnek engedményt.</text:span></text:p>
            </text:list-item>
          </text:list>
        </text:list-item>
      </text:list>
      <text:p text:style-name="P1"/>
      <text:list xml:id="list27701865" text:continue-numbering="true" text:style-name="WWNum1">
        <text:list-item>
          <text:p text:style-name="P5"><text:span text:style-name="T12">EGYÜTTMŰKÖDÉSI, TÁJÉKOZTATÁSI KÖTELEZETTSÉG<text:line-break/></text:span></text:p>
          <text:list>
            <text:list-item>
              <text:p text:style-name="P5"><text:span text:style-name="T2">A Felek kötelesek a szerződés teljesítését veszélyeztető bármely körülményről egymást haladéktalanul értesíteni. </text:span></text:p>
            </text:list-item>
            <text:list-item>
              <text:p text:style-name="P5"><text:span text:style-name="T2">A Felek e szerződés teljesítése érdekében kötelesek együttműködni. Kötelesek továbbá megkísérelni az esetlegesen felmerülő viták peren kívüli, tárgyalás útján történő rendezését. </text:span></text:p>
            </text:list-item>
            <text:list-item>
              <text:p text:style-name="P5"><text:span text:style-name="T2">A Felek kötelesek egymással szorosan együttműködni, egymást napra készen tájékoztatni a szerződéssel összefüggő minden információról. A Felek kötelesek harmadik személlyel szemben a szerződéses partnerük érdekeit előtérbe helyezni és összehangoltan képviselni.</text:span></text:p>
            </text:list-item>
            <text:list-item>
              <text:p text:style-name="P5"><text:span text:style-name="T2">A Felek kölcsönösen elfogadják, hogy amennyiben a jelen szerződés valamely pontja hatályát, vagy érvényét veszíti, úgy a szerződés automatikusan nem szűnik meg, és a többi pont hatályos és érvényes marad. A Felek törekszenek arra, hogy a hatályon kívül helyezett pont helyébe megfelelő más rendelkezést fogadjanak el.</text:span></text:p>
            </text:list-item>
          </text:list>
        </text:list-item>
      </text:list>
      <text:p text:style-name="P1"/>
      <text:p text:style-name="P1"/>
      <text:list xml:id="list27708021" text:continue-numbering="true" text:style-name="WWNum1">
        <text:list-item>
          <text:p text:style-name="P5"><text:span text:style-name="T1">TITOKTARTÁSI ÉS TÁJÉKOZTATÁSI SZABÁLYOK</text:span></text:p>
        </text:list-item>
      </text:list>
      <text:p text:style-name="P4"/>
      <text:list xml:id="list27708823" text:continue-numbering="true" text:style-name="WWNum1">
        <text:list-item>
          <text:list>
            <text:list-item>
              <text:p text:style-name="P5"><text:span text:style-name="T2"><text:s/>A Feleket titoktartási kötelezettség terheli minden olyan tény tekintetében, amely a jelen szerződés tartalmához kapcsolódik: mint cégadat és üzleti információ, vagy bármilyen módon a tudomására jutott információ. </text:span></text:p>
            </text:list-item>
            <text:list-item>
              <text:p text:style-name="P5"><text:span text:style-name="T2">Tilos a Felekre vonatkozó bármely cég-, vagy személyes adat illetéktelen harmadik személy részére történő<text:tab/>hozzáférhetővé tétele. Tilos a Megrendelő tudta nélkül annak fejlesztési elképzeléseit, stratégiáját érintő információkat harmadik természetes személy vagy jogi személy számára megnevezni. </text:span></text:p>
            </text:list-item>
            <text:list-item>
              <text:p text:style-name="P5"><text:span text:style-name="T2">Tilos mindkét fél részéről, a másik fél jó hírnevét sértő, vagy veszélyeztető tények állítása, híresztelése, vagy erre utaló magatartás tanúsítása.</text:span></text:p>
            </text:list-item>
          </text:list>
        </text:list-item>
      </text:list>
      <text:p text:style-name="P1"><text:soft-page-break/></text:p>
      <text:list xml:id="list27692178" text:continue-numbering="true" text:style-name="WWNum1">
        <text:list-item>
          <text:p text:style-name="P5"><text:span text:style-name="T1">A VÁLLALKOZÁSI SZERZŐDÉS MÓDOSÍTÁSA, MEGSZŰNÉSE </text:span></text:p>
        </text:list-item>
      </text:list>
      <text:p text:style-name="P1"/>
      <text:list xml:id="list27703275" text:continue-numbering="true" text:style-name="WWNum1">
        <text:list-item>
          <text:list>
            <text:list-item>
              <text:p text:style-name="P5"><text:span text:style-name="T2">A Felek a jelen szerződést - kölcsönös elszámolási kötelezettség mellett - akkor szüntethetik meg, ha a szerződéskötés után beállott körülmény miatt a szerződés valamelyik fél lényeges, jogos érdekét sérti.</text:span></text:p>
            </text:list-item>
            <text:list-item>
              <text:p text:style-name="P5"><text:span text:style-name="T2">A vállalkozási szerződés megszűnik, ha: (a) bármelyik fél a szerződést felmondja, (b) a teljesítés lehetetlenül, (c) ha bármelyik fél megszűnik, kivéve, ha jogutódja van.</text:span></text:p>
            </text:list-item>
            <text:list-item>
              <text:p text:style-name="P5"><text:span text:style-name="T2">Felek a jelen vállalkozási szerződést a másik félhez intézett egyoldalú, írásbeli nyilatkozattal, azonnali hatállyal abban az esetben mondhatják fel, ha a másik fél a jelen szerződésből eredő valamely kötelezettségét ismételten vagy súlyosan megszegi.</text:span><text:span text:style-name="T1"> </text:span></text:p>
            </text:list-item>
            <text:list-item>
              <text:p text:style-name="P5"><text:span text:style-name="T2">A Felek súlyos szerződésszegésnek tekintik különösen, ha: (a) a Vállalkozó késedelem esetén a kitűzött póthatáridőre sem teljesít, (b) hibás teljesítés esetén a hibát a megadott határidőre sem javítja ki, (c) a Megrendelő ismételt felszólitás ellenére sem adja át határidőben a szükséges adatokat. </text:span></text:p>
            </text:list-item>
          </text:list>
        </text:list-item>
      </text:list>
      <text:p text:style-name="P1"/>
      <text:list xml:id="list27687088" text:continue-numbering="true" text:style-name="WWNum1">
        <text:list-item>
          <text:p text:style-name="P5"><text:span text:style-name="T1">ZÁRÓ RENDELKEZÉSEK</text:span></text:p>
        </text:list-item>
      </text:list>
      <text:p text:style-name="P1"/>
      <text:p text:style-name="P1"><text:span text:style-name="T2">Felek a jelen vállalkozási szerződést elolvasás és együttes értelmezést követően, mint akaratukkal mindenben megegyezőt helybenhagyólag aláírták.</text:span></text:p>
      <text:p text:style-name="P1"/>
      <text:p text:style-name="P1"><text:span text:style-name="T1">Kelt: Budapest, </text:span><text:span text:style-name="T7">2016. </text:span><text:span text:style-name="T1">…......</text:span></text:p>
      <text:p text:style-name="P1"/>
      <text:p text:style-name="P1"/>
      <text:p text:style-name="P1"/>
      <text:p text:style-name="P1"/>
      <text:p text:style-name="P1"/>
      <text:p text:style-name="P1"/>
      <table:table table:name="Táblázat4" table:style-name="Táblázat4">
        <table:table-column table:style-name="Táblázat4.A"/>
        <table:table-column table:style-name="Táblázat4.B"/>
        <table:table-row table:style-name="Táblázat4.1">
          <table:table-cell table:style-name="Táblázat4.A1" office:value-type="string">
            <text:p text:style-name="P1"><text:span text:style-name="T2">..............................................................</text:span></text:p>
          </table:table-cell>
          <table:table-cell table:style-name="Táblázat4.A1" office:value-type="string">
            <text:p text:style-name="P1"><text:span text:style-name="T2">..............................................................</text:span></text:p>
          </table:table-cell>
        </table:table-row>
        <table:table-row table:style-name="Táblázat4.1">
          <table:table-cell table:style-name="Táblázat4.A1" office:value-type="string">
            <text:p text:style-name="P1"><text:span text:style-name="T1">Megrendelő képviseletében</text:span></text:p>
          </table:table-cell>
          <table:table-cell table:style-name="Táblázat4.A1" office:value-type="string">
            <text:p text:style-name="P1"><text:span text:style-name="T1">Vállalkozó képviseletében</text:span></text:p>
          </table:table-cell>
        </table:table-row>
      </table:table>
      <text:p text:style-name="P1"/>
      <text:p text:style-name="P1"><text:soft-page-break/></text:p>
      <text:p text:style-name="P1"/>
      <text:p text:style-name="P1"><text:span text:style-name="T9">MELLÉKLET --- PAD!!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hu" fo:country="HU" fo:font-style="normal" style:text-underline-style="none" fo:font-weight="normal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hu" fo:country="HU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text-position="0% 100%" fo:font-weight="bold" style:font-weight-asian="bold"/>
    </style:style>
    <style:style style:name="ListLabel_20_2" style:display-name="ListLabel 2" style:family="text">
      <style:text-properties style:text-position="0% 10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I">
        <style:list-level-properties text:list-level-position-and-space-mode="label-alignment">
          <style:list-level-label-alignment text:label-followed-by="listtab" fo:text-indent="0.635cm" fo:margin-left="1.90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0.635cm" fo:margin-left="1.905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0.635cm" fo:margin-left="1.90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0.635cm" fo:margin-left="1.90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0.635cm" fo:margin-left="2.54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0.635cm" fo:margin-left="2.54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0.635cm" fo:margin-left="3.17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0.63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0.635cm" fo:margin-left="1.397cm"/>
        </style:list-level-properties>
      </text:list-level-style-number>
      <text:list-level-style-number text:level="3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1.27cm" fo:margin-left="2.159cm"/>
        </style:list-level-properties>
      </text:list-level-style-number>
      <text:list-level-style-number text:level="4" text:style-name="ListLabel_20_2" style:num-suffix="." style:num-format="1" text:display-levels="4">
        <style:list-level-properties text:list-level-position-and-space-mode="label-alignment">
          <style:list-level-label-alignment text:label-followed-by="listtab" fo:text-indent="1.905cm" fo:margin-left="3.048cm"/>
        </style:list-level-properties>
      </text:list-level-style-number>
      <text:list-level-style-number text:level="5" text:style-name="ListLabel_20_2" style:num-suffix="." style:num-format="1" text:display-levels="5">
        <style:list-level-properties text:list-level-position-and-space-mode="label-alignment">
          <style:list-level-label-alignment text:label-followed-by="listtab" fo:text-indent="2.54cm" fo:margin-left="3.937cm"/>
        </style:list-level-properties>
      </text:list-level-style-number>
      <text:list-level-style-number text:level="6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3.175cm" fo:margin-left="4.826cm"/>
        </style:list-level-properties>
      </text:list-level-style-number>
      <text:list-level-style-number text:level="7" text:style-name="ListLabel_20_2" style:num-suffix="." style:num-format="1" text:display-levels="7">
        <style:list-level-properties text:list-level-position-and-space-mode="label-alignment">
          <style:list-level-label-alignment text:label-followed-by="listtab" fo:text-indent="3.81cm" fo:margin-left="5.715cm"/>
        </style:list-level-properties>
      </text:list-level-style-number>
      <text:list-level-style-number text:level="8" text:style-name="ListLabel_20_2" style:num-suffix="." style:num-format="1" text:display-levels="8">
        <style:list-level-properties text:list-level-position-and-space-mode="label-alignment">
          <style:list-level-label-alignment text:label-followed-by="listtab" fo:text-indent="4.443cm" fo:margin-left="6.604cm"/>
        </style:list-level-properties>
      </text:list-level-style-number>
      <text:list-level-style-number text:level="9" text:style-name="ListLabel_20_2" style:num-suffix="." style:num-format="1" text:display-levels="9">
        <style:list-level-properties text:list-level-position-and-space-mode="label-alignment">
          <style:list-level-label-alignment text:label-followed-by="listtab" fo:text-indent="5.08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fo:line-height="100%" fo:text-align="end" style:justify-single-word="false"/>
    </style:style>
    <style:style style:name="MP2" style:family="paragraph" style:parent-style-name="Standard">
      <style:paragraph-properties fo:margin-left="0cm" fo:margin-right="0.635cm" fo:margin-top="0cm" fo:margin-bottom="1.249cm" fo:line-height="100%" fo:text-indent="0cm" style:auto-text-indent="false"/>
    </style:style>
    <style:style style:name="MP3" style:family="paragraph" style:parent-style-name="Standard">
      <style:paragraph-properties fo:margin-top="1.249cm" fo:margin-bottom="0cm" fo:line-height="100%"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54cm" fo:margin-left="2.499cm" fo:margin-right="2.499cm" style:writing-mode="lr-tb" style:layout-grid-color="#c0c0c0" style:layout-grid-lines="24661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2.499cm" fo:margin-right="2.499cm" style:writing-mode="lr-tb" style:layout-grid-color="#c0c0c0" style:layout-grid-lines="24661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date>2016-01-23T07:52:11.29</dc:date>
    <meta:editing-duration>PT36M3S</meta:editing-duration>
    <meta:editing-cycles>1</meta:editing-cycles>
    <meta:document-statistic meta:table-count="4" meta:image-count="0" meta:object-count="0" meta:page-count="6" meta:paragraph-count="79" meta:word-count="951" meta:character-count="7779"/>
  </office:meta>
</office:document-meta>
</file>